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9mm"/>
    </style:style>
    <style:style style:name="co3" style:family="table-column">
      <style:table-column-properties fo:break-before="auto" style:column-width="64.51mm"/>
    </style:style>
    <style:style style:name="co4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dbb6"/>
      <style:text-properties fo:color="#000000"/>
    </style:style>
    <style:style style:name="ce10" style:family="table-cell" style:parent-style-name="Default">
      <style:table-cell-properties fo:background-color="#ffdbb6"/>
      <style:text-properties fo:color="#fff5c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9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 table:number-columns-spanned="2" table:number-rows-spanned="1">
            <text:p>Protocolo HTTP </text:p>
          </table:table-cell>
          <table:covered-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HOST DOMAIN</text:p>
          </table:table-cell>
          <table:table-cell table:number-columns-repeated="2"/>
          <table:table-cell office:value-type="string" calcext:value-type="string">
            <text:p>HOST DOMAI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Web service</text:p>
          </table:table-cell>
          <table:table-cell table:number-columns-repeated="2"/>
          <table:table-cell office:value-type="string" calcext:value-type="string">
            <text:p>API</text:p>
          </table:table-cell>
          <table:table-cell table:number-columns-repeated="2"/>
          <table:table-cell office:value-type="string" calcext:value-type="string">
            <text:p>BD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Pagina</text:p>
          </table:table-cell>
          <table:table-cell table:number-columns-repeated="2"/>
          <table:table-cell table:style-name="ce8" office:value-type="string" calcext:value-type="string">
            <text:p>Node js 14.15</text:p>
          </table:table-cell>
          <table:table-cell table:number-columns-repeated="2"/>
          <table:table-cell table:style-name="ce8" office:value-type="string" calcext:value-type="string">
            <text:p>MYSQ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ngular 9 </text:p>
          </table:table-cell>
          <table:table-cell table:number-columns-repeated="2"/>
          <table:table-cell table:style-name="ce8"/>
          <table:table-cell table:number-columns-repeated="2"/>
          <table:table-cell table:style-name="ce11" office:value-type="string" calcext:value-type="string">
            <text:p>7.4.11 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ype 4.0</text:p>
          </table:table-cell>
          <table:table-cell table:number-columns-repeated="2"/>
          <table:table-cell table:style-name="ce8" office:value-type="string" calcext:value-type="string">
            <text:p>Libreria excel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Node 14.15</text:p>
          </table:table-cell>
          <table:table-cell table:number-columns-repeated="2"/>
          <table:table-cell table:style-name="ce8" office:value-type="string" calcext:value-type="string">
            <text:p>Libreria pdf</text:p>
          </table:table-cell>
          <table:table-cell table:number-columns-repeated="2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Angular Cli 10.2</text:p>
          </table:table-cell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Libreria google calendar</text:p>
          </table:table-cell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Compatibilidad.</text:p>
          </table:table-cell>
          <table:table-cell table:number-columns-repeated="6"/>
        </table:table-row>
        <table:table-row table:style-name="ro1" table:number-rows-repeated="24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Administradores</text:p>
          </table:table-cell>
          <table:table-cell table:style-name="ce2"/>
          <table:table-cell/>
          <table:table-cell table:style-name="ce9" office:value-type="string" calcext:value-type="string">
            <text:p>TIPOLICENCIA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ID</text:p>
          </table:table-cell>
          <table:table-cell/>
          <table:table-cell table:style-name="ce9"/>
          <table:table-cell table:style-name="ce9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nombre</text:p>
          </table:table-cell>
          <table:table-cell/>
          <table:table-cell table:style-name="ce9"/>
          <table:table-cell table:style-name="ce9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aplellido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phone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email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sect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 office:value-type="string" calcext:value-type="string">
            <text:p>ART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PRESTACIONES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??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??</text:p>
          </table:table-cell>
          <table:table-cell/>
          <table:table-cell table:style-name="ce4" office:value-type="string" calcext:value-type="string">
            <text:p>SINDICATO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RECIBOS_SUELDOS</text:p>
          </table:table-cell>
          <table:table-cell table:number-columns-repeated="2"/>
          <table:table-cell table:style-name="ce10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IBOS_SUELDOS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LEJAGO</text:p>
          </table:table-cell>
          <table:table-cell/>
          <table:table-cell table:style-name="ce4" office:value-type="string" calcext:value-type="string">
            <text:p>OBRA_SOCIAL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AGO</text:p>
          </table:table-cell>
          <table:table-cell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PERIODO</text:p>
          </table:table-cell>
          <table:table-cell/>
          <table:table-cell table:style-name="ce4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LUGA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BANC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DETALLE_INGRESOS</text:p>
          </table:table-cell>
          <table:table-cell/>
          <table:table-cell table:style-name="ce4" office:value-type="string" calcext:value-type="string">
            <text:p>SECTOR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ID_DETALLE_DEDUCCIONES</text:p>
          </table:table-cell>
          <table:table-cell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/>
          <table:table-cell table:style-name="ce4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TALLE_INGRESOS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GRUPO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ID_RECIBO_SUELDO</text:p>
          </table:table-cell>
          <table:table-cell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ID_PRESENTISMO</text:p>
          </table:table-cell>
          <table:table-cell/>
          <table:table-cell table:style-name="ce4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ID_HORAS_EXTRAS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OTRAS_ADICIONAL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TITULO_PROFESIONAL</text:p>
          </table:table-cell>
          <table:table-cell/>
          <table:table-cell table:style-name="ce4" office:value-type="string" calcext:value-type="string">
            <text:p>BANCO_DEPOSITO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ADICIONAL_RENUMERATIVO</text:p>
          </table:table-cell>
          <table:table-cell/>
          <table:table-cell table:style-name="ce4"/>
          <table:table-cell table:style-name="ce4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ADICIONAL_NO_RENUMERATIVO</text:p>
          </table:table-cell>
          <table:table-cell/>
          <table:table-cell table:style-name="ce4"/>
          <table:table-cell table:style-name="ce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HS_FERIADA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HS_NOCTURNA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LEY263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ANUA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ASIGNACIONES_FAMILIAR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HS_EXTRAORDIANARIA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UELDO_ANUAL_COMPLEMENTARI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PREMIO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DEPO_PROVISIONA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TALLE_DEDUCCIONES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JUBILACIÓ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PAM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OBRA_SOCIA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INDICAT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MPUESTO_GANANCI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EGURO_COLECTIV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DESCUENTOS_JUDICIAL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OTRAS_DEDUCCION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IATI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ATICOS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LEGAJ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TIPO_VIATIC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MONT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ANTICIP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???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PO_VIATICO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nombre</text:p>
          </table:table-cell>
          <table:table-cell table:number-columns-repeated="5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NFERENCIA_BANCARIA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BANC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CBU_ORIGE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CBU_DESTIN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BANCO_DESTIN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MONT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TIPO_CUENT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DIVIS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OBSERVACIÓ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MOTIV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PO_CUENTA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NOMBRE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NSENCIAS 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ID_LEGAJ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FECH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MOTIV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OBSERVACIÓ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7:39:16.490815336</meta:creation-date>
    <dc:date>2020-11-07T21:50:06.236924239</dc:date>
    <meta:editing-duration>PT16M28S</meta:editing-duration>
    <meta:editing-cycles>1</meta:editing-cycles>
    <meta:document-statistic meta:table-count="1" meta:cell-count="120" meta:object-count="0"/>
    <meta:generator>LibreOffice/6.1.5.2$Linux_X86_64 LibreOffice_project/10$Build-2</meta:generator>
  </office:meta>
</office:document-meta>
</file>